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loext:contextual-spacing="false"/>
      <style:text-properties officeooo:rsid="0045302e" officeooo:paragraph-rsid="0045302e"/>
    </style:style>
    <style:style style:name="P2" style:family="paragraph" style:parent-style-name="Heading_20_3">
      <style:paragraph-properties fo:margin-top="0.101cm" fo:margin-bottom="0.101cm" loext:contextual-spacing="false"/>
    </style:style>
    <style:style style:name="P3" style:family="paragraph" style:parent-style-name="Heading_20_3">
      <style:paragraph-properties fo:margin-top="0.101cm" fo:margin-bottom="0.101cm" loext:contextual-spacing="false"/>
      <style:text-properties officeooo:rsid="0045302e" officeooo:paragraph-rsid="0045302e"/>
    </style:style>
    <style:style style:name="P4" style:family="paragraph" style:parent-style-name="Heading_20_3">
      <style:paragraph-properties fo:margin-top="0.101cm" fo:margin-bottom="0cm" loext:contextual-spacing="false"/>
    </style:style>
    <style:style style:name="P5" style:family="paragraph" style:parent-style-name="Heading_20_1" style:master-page-name="Right_20_Page">
      <style:paragraph-properties fo:margin-top="0cm" fo:margin-bottom="0.199cm" loext:contextual-spacing="false" style:page-number="auto"/>
      <style:text-properties officeooo:rsid="0045302e" officeooo:paragraph-rsid="0045302e"/>
    </style:style>
    <style:style style:name="P6" style:family="paragraph" style:parent-style-name="Text_20_body">
      <style:paragraph-properties fo:margin-top="0.101cm" fo:margin-bottom="0.101cm" loext:contextual-spacing="false"/>
      <style:text-properties officeooo:rsid="004618dc" officeooo:paragraph-rsid="004618dc"/>
    </style:style>
    <style:style style:name="T1" style:family="text">
      <style:text-properties officeooo:rsid="00347d50"/>
    </style:style>
    <style:style style:name="T2" style:family="text">
      <style:text-properties officeooo:rsid="004618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ctopus’ Garden</text:h>
      <text:p text:style-name="Heading_20_2">(<text:span text:style-name="T1">The Beatles</text:span>)</text:p>
      <text:p text:style-name="P3">[INTRO]</text:p>
      <text:p text:style-name="P6">G Em C D G <text:s text:c="3"/>G Em C F G</text:p>
      <text:p text:style-name="P4">[VERSE 1]</text:p>
      <text:p text:style-name="P1">G <text:s text:c="12"/>Em </text:p>
      <text:p text:style-name="P1">I'd like to be under the sea</text:p>
      <text:p text:style-name="P1">C <text:s text:c="14"/><text:span text:style-name="T2">D</text:span> <text:s text:c="12"/><text:span text:style-name="T2">G</text:span> <text:s text:c="6"/></text:p>
      <text:p text:style-name="P1">In an Octopus's Garden in the shade.</text:p>
      <text:p text:style-name="P1">G <text:s text:c="13"/>Em </text:p>
      <text:p text:style-name="P1">He'd let us in knows where we've been,</text:p>
      <text:p text:style-name="P1">C <text:s text:c="15"/><text:span text:style-name="T2">F</text:span> <text:s text:c="12"/><text:span text:style-name="T2">G</text:span></text:p>
      <text:p text:style-name="P1">In his Octopus's Garden in the shade.</text:p>
      <text:p text:style-name="P1">Em</text:p>
      <text:p text:style-name="P1">I'd ask my friends to come and see <text:s text:c="4"/></text:p>
      <text:p text:style-name="P1">C <text:s text:c="13"/>D</text:p>
      <text:p text:style-name="P1">An Octopus's Garden with me.</text:p>
      <text:p text:style-name="P1">G <text:s text:c="13"/>Em <text:s/></text:p>
      <text:p text:style-name="P1">I'd like to be under the sea</text:p>
      <text:p text:style-name="P1">C <text:s text:c="14"/>D <text:s text:c="12"/>G</text:p>
      <text:p text:style-name="P1">In an Octopus's Garden in the shade.</text:p>
      <text:p text:style-name="P4">[VERSE 2]</text:p>
      <text:p text:style-name="P1">G <text:s text:c="15"/>Em </text:p>
      <text:p text:style-name="P1">We would be warm below the storm</text:p>
      <text:p text:style-name="P1">C <text:s text:c="17"/><text:span text:style-name="T2">D</text:span> <text:s text:c="14"/><text:span text:style-name="T2">G</text:span></text:p>
      <text:p text:style-name="P1">In our little hideaway beneath the waves.</text:p>
      <text:p text:style-name="P1">G <text:s text:c="15"/>Em </text:p>
      <text:p text:style-name="P1">Resting our head on the sea bed</text:p>
      <text:p text:style-name="P1">C <text:s text:c="14"/><text:span text:style-name="T2">D</text:span> <text:s text:c="12"/><text:span text:style-name="T2">G</text:span></text:p>
      <text:p text:style-name="P1">In an Octopus's Garden near a cave.</text:p>
      <text:p text:style-name="P1"><text:soft-page-break/>Em</text:p>
      <text:p text:style-name="P1">We would sing and dance around</text:p>
      <text:p text:style-name="P1">C <text:s text:c="17"/>D</text:p>
      <text:p text:style-name="P1">Because we know we can't be found.</text:p>
      <text:p text:style-name="P1">G <text:s text:c="13"/>Em</text:p>
      <text:p text:style-name="P1">I'd like to be under the sea</text:p>
      <text:p text:style-name="P1">C <text:s text:c="14"/>D <text:s text:c="12"/>G</text:p>
      <text:p text:style-name="P1">In an Octopus's Garden in the shade.</text:p>
      <text:p text:style-name="P2">[VERSE 3]</text:p>
      <text:p text:style-name="P1">G <text:s text:c="13"/>Em </text:p>
      <text:p text:style-name="P1">We would shout and swim about</text:p>
      <text:p text:style-name="P1">C <text:s text:c="13"/><text:span text:style-name="T2">D</text:span> <text:s text:c="15"/><text:span text:style-name="T2">G</text:span></text:p>
      <text:p text:style-name="P1">The coral that lies beneath the waves.</text:p>
      <text:p text:style-name="P1">G <text:s text:c="15"/>Em</text:p>
      <text:p text:style-name="P1">Oh, what joy for every girl and boy</text:p>
      <text:p text:style-name="P1">C <text:s text:c="14"/><text:span text:style-name="T2">D</text:span> <text:s text:c="16"/><text:span text:style-name="T2">G</text:span></text:p>
      <text:p text:style-name="P1">Knowing they're happy and they're safe.</text:p>
      <text:p text:style-name="P1">Em</text:p>
      <text:p text:style-name="P1">We would be so happy, you and me.</text:p>
      <text:p text:style-name="P1">C <text:s text:c="30"/>D</text:p>
      <text:p text:style-name="P1">No one there to tell us what to do.</text:p>
      <text:p text:style-name="P1">G <text:s text:c="13"/>Em</text:p>
      <text:p text:style-name="P1">I'd like to be under the sea</text:p>
      <text:p text:style-name="P1">C <text:s text:c="14"/>D <text:s text:c="9"/>Em</text:p>
      <text:p text:style-name="P1">In an Octopus's Garden with you,</text:p>
      <text:p text:style-name="P1">C <text:s text:c="14"/>D <text:s text:c="9"/>Em</text:p>
      <text:p text:style-name="P1">In an Octopus's Garden with you,</text:p>
      <text:p text:style-name="P1">C <text:s text:c="14"/>D <text:s text:c="9"/>G <text:s/>D <text:s/>G</text:p>
      <text:p text:style-name="P1">In an Octopus's Garden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29M11S</meta:editing-duration>
    <meta:editing-cycles>53</meta:editing-cycles>
    <meta:generator>LibreOffice/6.0.1.1$MacOSX_X86_64 LibreOffice_project/60bfb1526849283ce2491346ed2aa51c465abfe6</meta:generator>
    <dc:title>Lyrics + Chords</dc:title>
    <dc:date>2018-05-30T09:05:56.121438204</dc:date>
    <meta:print-date>2017-04-03T12:23:29.985893000</meta:print-date>
    <meta:document-statistic meta:table-count="0" meta:image-count="0" meta:object-count="0" meta:page-count="2" meta:paragraph-count="59" meta:word-count="263" meta:character-count="1554" meta:non-whitespace-character-count="85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